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ong_20_Dash"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781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solid" svg:stroke-color="#ff8000" draw:fill="none" draw:fill-color="#ffffff" fo:min-height="1.147cm"/>
      <style:paragraph-properties style:writing-mode="lr-tb"/>
    </style:style>
    <style:style style:name="gr11" style:family="graphic" style:parent-style-name="standard">
      <style:graphic-properties draw:stroke="solid" svg:stroke-color="#ff8000" draw:fill="none" draw:fill-color="#ffffff" fo:min-height="1.197cm"/>
      <style:paragraph-properties style:writing-mode="lr-tb"/>
    </style:style>
    <style:style style:name="gr12" style:family="graphic" style:parent-style-name="standard">
      <style:graphic-properties draw:stroke="solid" svg:stroke-color="#ff0000" draw:fill="none" draw:fill-color="#ffffff" fo:min-height="1.782cm"/>
      <style:paragraph-properties style:writing-mode="lr-tb"/>
    </style:style>
    <style:style style:name="gr13" style:family="graphic" style:parent-style-name="standard">
      <style:graphic-properties draw:stroke="solid" svg:stroke-color="#00a933" draw:fill="none" draw:fill-color="#ffffff" fo:min-height="0.766cm"/>
      <style:paragraph-properties style:writing-mode="lr-tb"/>
    </style:style>
    <style:style style:name="gr14" style:family="graphic" style:parent-style-name="standard">
      <style:graphic-properties draw:stroke="solid" svg:stroke-color="#00a933" draw:fill="none" draw:fill-color="#ffffff" fo:min-height="1.197cm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7" style:family="graphic" style:parent-style-name="objectwithoutfill">
      <style:graphic-properties draw:stroke="dash" draw:stroke-dash="Long_20_Dot" svg:stroke-width="0.035cm" svg:stroke-color="#3333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9" style:family="graphic" style:parent-style-name="Arrow_20_Line">
      <style:graphic-properties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22" style:family="graphic" style:parent-style-name="standard">
      <style:graphic-properties draw:stroke="none" draw:stroke-dash="Double_20_Dash" svg:stroke-color="#000000" draw:fill="none" draw:fill-color="#ffffff" fo:min-height="0.639cm"/>
      <style:paragraph-properties style:writing-mode="lr-tb"/>
    </style:style>
    <style:style style:name="gr23" style:family="graphic" style:parent-style-name="standard">
      <style:graphic-properties draw:stroke="none" draw:stroke-dash="Double_20_Dash" svg:stroke-color="#000000" draw:fill="none" draw:fill-color="#ffffff" fo:min-height="0.75cm"/>
      <style:paragraph-properties style:writing-mode="lr-tb"/>
    </style:style>
    <style:style style:name="gr24" style:family="graphic" style:parent-style-name="standard">
      <style:graphic-properties draw:stroke="solid" svg:stroke-color="#00a933" draw:fill="none" draw:fill-color="#ffffff" fo:min-height="0.63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13cm" draw:shadow="hidden"/>
      <style:paragraph-properties style:writing-mode="lr-tb"/>
    </style:style>
    <style:style style:name="gr26" style:family="graphic" style:parent-style-name="objectwithoutfill">
      <style:graphic-properties draw:stroke="dash" draw:stroke-dash="Long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 draw:shadow="hidden"/>
    </style:style>
    <style:style style:name="gr27" style:family="graphic" style:parent-style-name="standard">
      <style:graphic-properties draw:stroke="none" svg:stroke-color="#000000" draw:fill="none" draw:fill-color="#ffffff" fo:min-height="0.512cm" draw:shadow="hidden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860d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ff8000"/>
      <style:paragraph-properties fo:text-align="center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loext:graphic-properties draw:fill="none" draw:fill-color="#ffffff"/>
      <style:text-properties fo:font-size="10.5pt" style:font-size-asian="10.5pt" style:font-size-complex="10.5pt"/>
    </style:style>
    <style:style style:name="P13" style:family="paragraph">
      <style:text-properties fo:color="#ff8000" fo:font-size="8pt" style:font-size-asian="8pt" style:font-size-complex="8pt"/>
    </style:style>
    <style:style style:name="P14" style:family="paragraph">
      <loext:graphic-properties draw:fill="none" draw:fill-color="#ffffff"/>
      <style:text-properties fo:color="#ff8000" fo:font-size="8pt" style:font-size-asian="8pt" style:font-size-complex="8pt"/>
    </style:style>
    <style:style style:name="P15" style:family="paragraph">
      <style:text-properties fo:color="#c9211e" fo:font-size="8pt" style:font-size-asian="8pt" style:font-size-complex="8pt"/>
    </style:style>
    <style:style style:name="P16" style:family="paragraph">
      <loext:graphic-properties draw:fill="none" draw:fill-color="#ffffff"/>
      <style:text-properties fo:color="#c9211e" fo:font-size="8pt" style:font-size-asian="8pt" style:font-size-complex="8pt"/>
    </style:style>
    <style:style style:name="P17" style:family="paragraph">
      <style:text-properties fo:color="#00a933" fo:font-size="8pt" style:font-size-asian="8pt" style:font-size-complex="8pt"/>
    </style:style>
    <style:style style:name="P18" style:family="paragraph">
      <loext:graphic-properties draw:fill="none" draw:fill-color="#ffffff"/>
      <style:text-properties fo:color="#00a933" fo:font-size="8pt" style:font-size-asian="8pt" style:font-size-complex="8pt"/>
    </style:style>
    <style:style style:name="P19" style:family="paragraph">
      <style:text-properties fo:color="#666666" fo:font-size="11pt" style:font-size-asian="11pt" style:font-size-complex="11pt"/>
    </style:style>
    <style:style style:name="P20" style:family="paragraph">
      <loext:graphic-properties draw:fill="none" draw:fill-color="#ffffff"/>
      <style:text-properties fo:color="#666666" fo:font-size="11pt" style:font-size-asian="11pt" style:font-size-complex="11pt"/>
    </style:style>
    <style:style style:name="P21" style:family="paragraph">
      <style:text-properties fo:color="#666666" fo:font-size="13pt" style:font-size-asian="13pt" style:font-size-complex="13pt"/>
    </style:style>
    <style:style style:name="P22" style:family="paragraph">
      <loext:graphic-properties draw:fill="none" draw:fill-color="#ffffff"/>
      <style:text-properties fo:color="#666666" fo:font-size="13pt" style:font-size-asian="13pt" style:font-size-complex="13pt"/>
    </style:style>
    <style:style style:name="P23" style:family="paragraph">
      <style:paragraph-properties fo:text-align="center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2pt" style:font-size-asian="12pt" style:font-size-complex="12pt"/>
    </style:style>
    <style:style style:name="P26" style:family="paragraph">
      <style:text-properties fo:font-size="7pt" style:font-size-asian="7pt" style:font-size-complex="7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style:text-properties fo:font-size="13pt" style:font-size-asian="13pt" style:font-size-complex="13pt"/>
    </style:style>
    <style:style style:name="P29" style:family="paragraph">
      <loext:graphic-properties draw:fill="none" draw:fill-color="#ffffff"/>
      <style:text-properties fo:font-size="13pt" style:font-size-asian="13pt" style:font-size-complex="13pt"/>
    </style:style>
    <style:style style:name="P30" style:family="paragraph">
      <style:paragraph-properties fo:text-align="center"/>
      <style:text-properties fo:font-size="9pt" style:font-size-asian="9pt" style:font-size-complex="9pt"/>
    </style:style>
    <style:style style:name="P31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ff8000" fo:font-size="8pt" style:font-size-asian="8pt" style:font-size-complex="8pt"/>
    </style:style>
    <style:style style:name="T5" style:family="text">
      <style:text-properties fo:color="#c9211e" fo:font-size="8pt" style:font-size-asian="8pt" style:font-size-complex="8pt"/>
    </style:style>
    <style:style style:name="T6" style:family="text">
      <style:text-properties fo:color="#00a933" fo:font-size="8pt" style:font-size-asian="8pt" style:font-size-complex="8pt"/>
    </style:style>
    <style:style style:name="T7" style:family="text">
      <style:text-properties fo:color="#00a933" fo:font-size="7pt" style:font-size-asian="7pt" style:font-size-complex="7pt"/>
    </style:style>
    <style:style style:name="T8" style:family="text">
      <style:text-properties fo:color="#666666" fo:font-size="11pt" style:font-size-asian="11pt" style:font-size-complex="11pt"/>
    </style:style>
    <style:style style:name="T9" style:family="text">
      <style:text-properties fo:color="#666666" fo:font-size="13pt" style:font-size-asian="13pt" style:font-size-complex="13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ff8000" fo:font-size="9pt" style:font-size-asian="9pt" style:font-size-complex="9pt"/>
    </style:style>
    <style:style style:name="T14" style:family="text">
      <style:text-properties fo:color="#ff0000" fo:font-size="9pt" style:font-size-asian="9pt" style:font-size-complex="9pt"/>
    </style:style>
    <style:style style:name="T15" style:family="text">
      <style:text-properties fo:color="#00a933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0.652cm" svg:x2="28.7cm" svg:y2="10.652cm">
          <text:p/>
        </draw:line>
        <draw:frame draw:style-name="gr2" draw:text-style-name="P3" draw:layer="layout" svg:width="1.397cm" svg:height="2.031cm" svg:x="0.619cm" svg:y="9.763cm">
          <draw:text-box>
            <text:p text:style-name="P2"><text:span text:style-name="T1">2</text:span><text:span text:style-name="T1">2/</text:span><text:span text:style-name="T1">0</text:span><text:span text:style-name="T1">3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2</text:span><text:span text:style-name="T1">0</text:span><text:span text:style-name="T1">h</text:span><text:span text:style-name="T1">s</text:span></text:p>
          </draw:text-box>
        </draw:frame>
        <draw:line draw:style-name="gr3" draw:text-style-name="P4" draw:layer="layout" svg:x1="1.254cm" svg:y1="10.271cm" svg:x2="1.254cm" svg:y2="11.16cm">
          <text:p/>
        </draw:line>
        <draw:line draw:style-name="gr3" draw:text-style-name="P4" draw:layer="layout" svg:x1="12.811cm" svg:y1="10.398cm" svg:x2="12.811cm" svg:y2="10.906cm">
          <text:p/>
        </draw:line>
        <draw:line draw:style-name="gr3" draw:text-style-name="P4" draw:layer="layout" svg:x1="3.286cm" svg:y1="10.398cm" svg:x2="3.286cm" svg:y2="10.906cm">
          <text:p/>
        </draw:line>
        <draw:line draw:style-name="gr3" draw:text-style-name="P4" draw:layer="layout" svg:x1="10.906cm" svg:y1="10.398cm" svg:x2="10.906cm" svg:y2="10.906cm">
          <text:p/>
        </draw:line>
        <draw:line draw:style-name="gr3" draw:text-style-name="P4" draw:layer="layout" svg:x1="9.001cm" svg:y1="10.144cm" svg:x2="9.001cm" svg:y2="11.16cm">
          <text:p/>
        </draw:line>
        <draw:line draw:style-name="gr3" draw:text-style-name="P4" draw:layer="layout" svg:x1="7.096cm" svg:y1="10.398cm" svg:x2="7.096cm" svg:y2="10.906cm">
          <text:p/>
        </draw:line>
        <draw:line draw:style-name="gr3" draw:text-style-name="P4" draw:layer="layout" svg:x1="14.716cm" svg:y1="10.398cm" svg:x2="14.716cm" svg:y2="10.906cm">
          <text:p/>
        </draw:line>
        <draw:line draw:style-name="gr3" draw:text-style-name="P4" draw:layer="layout" svg:x1="12.811cm" svg:y1="10.398cm" svg:x2="12.811cm" svg:y2="10.906cm">
          <text:p/>
        </draw:line>
        <draw:line draw:style-name="gr3" draw:text-style-name="P4" draw:layer="layout" svg:x1="16.621cm" svg:y1="10.144cm" svg:x2="16.621cm" svg:y2="11.16cm">
          <text:p/>
        </draw:line>
        <draw:line draw:style-name="gr3" draw:text-style-name="P4" draw:layer="layout" svg:x1="18.526cm" svg:y1="10.398cm" svg:x2="18.526cm" svg:y2="10.906cm">
          <text:p/>
        </draw:line>
        <draw:line draw:style-name="gr3" draw:text-style-name="P4" draw:layer="layout" svg:x1="5.191cm" svg:y1="10.398cm" svg:x2="5.191cm" svg:y2="10.906cm">
          <text:p/>
        </draw:line>
        <draw:line draw:style-name="gr3" draw:text-style-name="P4" draw:layer="layout" svg:x1="20.431cm" svg:y1="10.398cm" svg:x2="20.431cm" svg:y2="10.906cm">
          <text:p/>
        </draw:line>
        <draw:frame draw:style-name="gr2" draw:text-style-name="P3" draw:layer="layout" svg:width="1.397cm" svg:height="2.031cm" svg:x="8.366cm" svg:y="9.637cm">
          <draw:text-box>
            <text:p text:style-name="P2"><text:span text:style-name="T1">23/03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20hs</text:span></text:p>
          </draw:text-box>
        </draw:frame>
        <draw:frame draw:style-name="gr2" draw:text-style-name="P3" draw:layer="layout" svg:width="1.397cm" svg:height="2.031cm" svg:x="15.986cm" svg:y="9.636cm">
          <draw:text-box>
            <text:p text:style-name="P2"><text:span text:style-name="T1">24/03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20hs</text:span></text:p>
          </draw:text-box>
        </draw:frame>
        <draw:frame draw:style-name="gr4" draw:text-style-name="P6" draw:layer="layout" svg:width="2.159cm" svg:height="2.132cm" svg:x="23.352cm" svg:y="9.536cm">
          <draw:text-box>
            <text:p text:style-name="P5"><text:span text:style-name="T2">25/0</text:span><text:span text:style-name="T2">3</text:span></text:p>
            <text:p text:style-name="P5"><text:span text:style-name="T2"/></text:p>
            <text:p text:style-name="P5"><text:span text:style-name="T2">20hs</text:span></text:p>
          </draw:text-box>
        </draw:frame>
        <draw:line draw:style-name="gr3" draw:text-style-name="P4" draw:layer="layout" svg:x1="22.336cm" svg:y1="10.398cm" svg:x2="22.336cm" svg:y2="10.906cm">
          <text:p/>
        </draw:line>
        <draw:line draw:style-name="gr3" draw:text-style-name="P4" draw:layer="layout" svg:x1="24.241cm" svg:y1="10.144cm" svg:x2="24.241cm" svg:y2="11.033cm">
          <text:p/>
        </draw:line>
        <draw:line draw:style-name="gr3" draw:text-style-name="P4" draw:layer="layout" svg:x1="26.146cm" svg:y1="10.398cm" svg:x2="26.146cm" svg:y2="10.906cm">
          <text:p/>
        </draw:line>
        <draw:line draw:style-name="gr3" draw:text-style-name="P4" draw:layer="layout" svg:x1="28.051cm" svg:y1="10.398cm" svg:x2="28.051cm" svg:y2="10.906cm">
          <text:p/>
        </draw:line>
        <draw:custom-shape draw:style-name="gr5" draw:text-style-name="P7" draw:layer="layout" svg:width="0.254cm" svg:height="0.254cm" svg:x="2.2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254cm" svg:height="0.254cm" svg:x="4.17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54cm" svg:height="0.254cm" svg:x="6.08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54cm" svg:height="0.254cm" svg:x="7.98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54cm" svg:height="0.254cm" svg:x="9.8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54cm" svg:height="0.254cm" svg:x="11.79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254cm" svg:height="0.254cm" svg:x="13.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254cm" svg:height="0.254cm" svg:x="15.60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254cm" svg:height="0.254cm" svg:x="17.5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254cm" svg:height="0.254cm" svg:x="19.41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254cm" svg:height="0.254cm" svg:x="21.32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254cm" svg:height="0.254cm" svg:x="23.22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254cm" svg:height="0.254cm" svg:x="25.13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254cm" svg:height="0.254cm" svg:x="20.55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5.969cm" svg:height="1.673cm" svg:x="20.685cm" svg:y="5.677cm">
          <draw:text-box>
            <text:p text:style-name="P11"><text:span text:style-name="T3">Medició</text:span><text:span text:style-name="T3">n que </text:span><text:span text:style-name="T3">se debe </text:span><text:span text:style-name="T3">realizar.</text:span></text:p>
            <text:p text:style-name="P11"><text:span text:style-name="T1">En verde </text:span><text:span text:style-name="T1">si está </text:span><text:span text:style-name="T1">bien, en </text:span><text:span text:style-name="T1">naranja </text:span><text:span text:style-name="T1">si está </text:span><text:span text:style-name="T1">más o </text:span><text:span text:style-name="T1">menos, </text:span><text:span text:style-name="T1">en rojo si </text:span><text:span text:style-name="T1">no está </text:span></text:p>
          </draw:text-box>
        </draw:frame>
        <draw:frame draw:style-name="gr10" draw:text-style-name="P14" draw:layer="layout" svg:width="1.905cm" svg:height="1.397cm" svg:x="1.381cm" svg:y="12.811cm">
          <draw:text-box>
            <text:p text:style-name="P13"><text:span text:style-name="T4">Medición </text:span><text:span text:style-name="T4">media </text:span><text:span text:style-name="T4">mala, a </text:span><text:span text:style-name="T4">ojo</text:span></text:p>
          </draw:text-box>
        </draw:frame>
        <draw:frame draw:style-name="gr11" draw:text-style-name="P14" draw:layer="layout" svg:width="1.778cm" svg:height="1.523cm" svg:x="5.318cm" svg:y="12.811cm">
          <draw:text-box>
            <text:p text:style-name="P13"><text:span text:style-name="T4">Me</text:span><text:span text:style-name="T4">dic</text:span><text:span text:style-name="T4">ión </text:span><text:span text:style-name="T4">me</text:span><text:span text:style-name="T4">dia </text:span><text:span text:style-name="T4">ma</text:span><text:span text:style-name="T4">la, </text:span><text:span text:style-name="T4">a </text:span><text:span text:style-name="T4">ojo</text:span></text:p>
          </draw:text-box>
        </draw:frame>
        <draw:frame draw:style-name="gr12" draw:text-style-name="P16" draw:layer="layout" svg:width="1.778cm" svg:height="2.159cm" svg:x="3.413cm" svg:y="12.811cm">
          <draw:text-box>
            <text:p text:style-name="P15"><text:span text:style-name="T5">Por </text:span><text:span text:style-name="T5">alguna </text:span><text:span text:style-name="T5">extraña </text:span><text:span text:style-name="T5">razón, </text:span><text:span text:style-name="T5">midió 0 </text:span><text:span text:style-name="T5">ppm.</text:span></text:p>
          </draw:text-box>
        </draw:frame>
        <draw:frame draw:style-name="gr13" draw:text-style-name="P18" draw:layer="layout" svg:width="1.651cm" svg:height="1.016cm" svg:x="7.223cm" svg:y="12.811cm">
          <draw:text-box>
            <text:p text:style-name="P17"><text:span text:style-name="T6">M</text:span><text:span text:style-name="T6">ed</text:span><text:span text:style-name="T6">ici</text:span><text:span text:style-name="T6">ón </text:span><text:span text:style-name="T6">co</text:span><text:span text:style-name="T6">rr</text:span><text:span text:style-name="T6">ec</text:span><text:span text:style-name="T6">ta.</text:span></text:p>
          </draw:text-box>
        </draw:frame>
        <draw:frame draw:style-name="gr14" draw:text-style-name="P18" draw:layer="layout" svg:width="1.778cm" svg:height="3.637cm" svg:x="9.128cm" svg:y="12.811cm">
          <draw:text-box>
            <text:p text:style-name="P17"><text:span text:style-name="T6">M</text:span><text:span text:style-name="T6">e</text:span><text:span text:style-name="T6">d</text:span><text:span text:style-name="T6">i</text:span><text:span text:style-name="T6">c</text:span><text:span text:style-name="T6">i</text:span><text:span text:style-name="T6">ó</text:span><text:span text:style-name="T6">n</text:span><text:span text:style-name="T6"> </text:span><text:span text:style-name="T6">c</text:span><text:span text:style-name="T6">o</text:span><text:span text:style-name="T6">r</text:span><text:span text:style-name="T6">r</text:span><text:span text:style-name="T6">e</text:span><text:span text:style-name="T6">c</text:span><text:span text:style-name="T6">t</text:span><text:span text:style-name="T6">a</text:span><text:span text:style-name="T6">. </text:span><text:span text:style-name="T7">1</text:span><text:span text:style-name="T7">,</text:span><text:span text:style-name="T7">2</text:span><text:span text:style-name="T7">,</text:span><text:span text:style-name="T7">3</text:span><text:span text:style-name="T7"> </text:span><text:span text:style-name="T7">m</text:span><text:span text:style-name="T7">i</text:span><text:span text:style-name="T7">d</text:span><text:span text:style-name="T7">i</text:span><text:span text:style-name="T7">e</text:span><text:span text:style-name="T7">r</text:span><text:span text:style-name="T7">o</text:span><text:span text:style-name="T7">n</text:span><text:span text:style-name="T7"> </text:span><text:span text:style-name="T7">b</text:span><text:span text:style-name="T7">i</text:span><text:span text:style-name="T7">e</text:span><text:span text:style-name="T7">n</text:span><text:span text:style-name="T7">, </text:span><text:span text:style-name="T7">e</text:span><text:span text:style-name="T7">l </text:span><text:span text:style-name="T7">4</text:span><text:span text:style-name="T7">t</text:span><text:span text:style-name="T7">o</text:span><text:span text:style-name="T7"> </text:span><text:span text:style-name="T7">m</text:span><text:span text:style-name="T7">i</text:span><text:span text:style-name="T7">d</text:span><text:span text:style-name="T7">i</text:span><text:span text:style-name="T7">ó</text:span><text:span text:style-name="T7"> </text:span><text:span text:style-name="T7">0</text:span><text:span text:style-name="T7">p</text:span><text:span text:style-name="T7">p</text:span><text:span text:style-name="T7">m</text:span><text:span text:style-name="T7"> </text:span><text:span text:style-name="T7">p</text:span><text:span text:style-name="T7">e</text:span><text:span text:style-name="T7">r</text:span><text:span text:style-name="T7">o</text:span><text:span text:style-name="T7"> </text:span><text:span text:style-name="T7">e</text:span><text:span text:style-name="T7">s</text:span><text:span text:style-name="T7">t</text:span><text:span text:style-name="T7">a</text:span><text:span text:style-name="T7">b</text:span><text:span text:style-name="T7">a</text:span><text:span text:style-name="T7"> </text:span><text:span text:style-name="T7">d</text:span><text:span text:style-name="T7">e</text:span><text:span text:style-name="T7">s</text:span><text:span text:style-name="T7">p</text:span><text:span text:style-name="T7">i</text:span><text:span text:style-name="T7">e</text:span><text:span text:style-name="T7">r</text:span><text:span text:style-name="T7">t</text:span><text:span text:style-name="T7">a</text:span><text:span text:style-name="T7"> </text:span><text:span text:style-name="T7">y</text:span><text:span text:style-name="T7"> </text:span><text:span text:style-name="T7">l</text:span><text:span text:style-name="T7">o</text:span><text:span text:style-name="T7"> </text:span><text:span text:style-name="T7">m</text:span><text:span text:style-name="T7">e</text:span><text:span text:style-name="T7">d</text:span><text:span text:style-name="T7">í </text:span><text:span text:style-name="T7">a</text:span><text:span text:style-name="T7">p</text:span><text:span text:style-name="T7">a</text:span><text:span text:style-name="T7">r</text:span><text:span text:style-name="T7">t</text:span><text:span text:style-name="T7">e</text:span><text:span text:style-name="T7"> </text:span><text:span text:style-name="T7">y</text:span><text:span text:style-name="T7"> </text:span><text:span text:style-name="T7">l</text:span><text:span text:style-name="T7">o</text:span><text:span text:style-name="T7">s</text:span><text:span text:style-name="T7"> </text:span><text:span text:style-name="T7">j</text:span><text:span text:style-name="T7">u</text:span><text:span text:style-name="T7">n</text:span><text:span text:style-name="T7">t</text:span><text:span text:style-name="T7">é</text:span><text:span text:style-name="T7">.</text:span></text:p>
          </draw:text-box>
        </draw:frame>
        <draw:frame draw:style-name="gr13" draw:text-style-name="P18" draw:layer="layout" svg:width="1.778cm" svg:height="1.016cm" svg:x="11.033cm" svg:y="12.811cm">
          <draw:text-box>
            <text:p text:style-name="P17"><text:span text:style-name="T6">Medici</text:span><text:span text:style-name="T6">ón </text:span><text:span text:style-name="T6">correc</text:span><text:span text:style-name="T6">ta.</text:span></text:p>
          </draw:text-box>
        </draw:frame>
        <draw:line draw:style-name="gr15" draw:text-style-name="P4" draw:layer="layout" svg:x1="9.001cm" svg:y1="8.112cm" svg:x2="9.001cm" svg:y2="15.224cm">
          <text:p/>
        </draw:line>
        <draw:frame draw:style-name="gr16" draw:text-style-name="P20" draw:layer="layout" svg:width="2.286cm" svg:height="1.016cm" svg:x="7.858cm" svg:y="11.668cm">
          <draw:text-box>
            <text:p text:style-name="P19"><text:span text:style-name="T8">Mudanza</text:span></text:p>
          </draw:text-box>
        </draw:frame>
        <draw:line draw:style-name="gr17" draw:text-style-name="P4" draw:layer="layout" svg:x1="2.397cm" svg:y1="9.89cm" svg:x2="2.397cm" svg:y2="11.541cm">
          <text:p/>
        </draw:line>
        <draw:frame draw:style-name="gr18" draw:text-style-name="P22" draw:layer="layout" svg:width="1.651cm" svg:height="1.275cm" svg:x="1.508cm" svg:y="8.62cm">
          <draw:text-box>
            <text:p text:style-name="P21"><text:span text:style-name="T9">23/03</text:span></text:p>
            <text:p text:style-name="P21"><text:span text:style-name="T9">00 hs</text:span></text:p>
          </draw:text-box>
        </draw:frame>
        <draw:frame draw:style-name="gr18" draw:text-style-name="P22" draw:layer="layout" svg:width="1.651cm" svg:height="1.275cm" svg:x="9.128cm" svg:y="8.747cm">
          <draw:text-box>
            <text:p text:style-name="P21"><text:span text:style-name="T9">24/03</text:span></text:p>
            <text:p text:style-name="P21"><text:span text:style-name="T9">00 hs</text:span></text:p>
          </draw:text-box>
        </draw:frame>
        <draw:line draw:style-name="gr17" draw:text-style-name="P4" draw:layer="layout" svg:x1="10.017cm" svg:y1="10.017cm" svg:x2="10.017cm" svg:y2="11.414cm">
          <text:p/>
        </draw:line>
        <draw:measure draw:style-name="gr19" draw:text-style-name="P23" draw:layer="measurelines" svg:x1="1.254cm" svg:y1="8.874cm" svg:x2="9.001cm" svg:y2="8.858cm">
          <text:p><text:measure text:kind="gap"/></text:p>
        </draw:measure>
        <draw:measure draw:style-name="gr19" draw:text-style-name="P23" draw:layer="layout" svg:x1="9.001cm" svg:y1="8.858cm" svg:x2="16.621cm" svg:y2="8.874cm">
          <text:p><text:measure text:kind="gap"/></text:p>
        </draw:measure>
        <draw:frame draw:style-name="gr20" draw:text-style-name="P25" draw:layer="layout" svg:width="26.289cm" svg:height="0.853cm" svg:x="4.048cm" svg:y="7.477cm">
          <draw:text-box>
            <text:p text:style-name="P24"><text:span text:style-name="T10">Día 1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ía 2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ía 3</text:span></text:p>
          </draw:text-box>
        </draw:frame>
        <draw:measure draw:style-name="gr19" draw:text-style-name="P23" draw:layer="layout" svg:x1="16.623cm" svg:y1="8.874cm" svg:x2="24.37cm" svg:y2="8.858cm">
          <text:p><text:measure text:kind="gap"/></text:p>
        </draw:measure>
        <draw:frame draw:style-name="gr21" draw:text-style-name="P27" draw:layer="layout" svg:width="4.953cm" svg:height="0.801cm" svg:x="3.921cm" svg:y="10.017cm">
          <draw:text-box>
            <text:p text:style-name="P26"><text:span text:style-name="T11">06</text:span><text:span text:style-name="T11"><text:tab/></text:span><text:span text:style-name="T11"> </text:span><text:span text:style-name="T11"><text:s text:c="8"/>12</text:span><text:span text:style-name="T11"><text:tab/></text:span><text:span text:style-name="T11"><text:tab/></text:span><text:span text:style-name="T11">18</text:span></text:p>
          </draw:text-box>
        </draw:frame>
        <draw:frame draw:style-name="gr21" draw:text-style-name="P27" draw:layer="layout" svg:width="4.953cm" svg:height="0.801cm" svg:x="11.541cm" svg:y="10.017cm">
          <draw:text-box>
            <text:p text:style-name="P26"><text:span text:style-name="T11">06</text:span><text:span text:style-name="T11"><text:tab/></text:span><text:span text:style-name="T11"> <text:s text:c="8"/>12</text:span><text:span text:style-name="T11"><text:tab/></text:span><text:span text:style-name="T11"><text:tab/></text:span><text:span text:style-name="T11">18</text:span></text:p>
          </draw:text-box>
        </draw:frame>
        <draw:frame draw:style-name="gr22" draw:text-style-name="P29" draw:layer="layout" svg:width="3.046cm" svg:height="0.889cm" draw:transform="rotate (1.5707963267949) translate (0cm 11.287cm)">
          <draw:text-box>
            <text:p text:style-name="P28"><text:span text:style-name="T12">E</text:span><text:span text:style-name="T12">x</text:span><text:span text:style-name="T12">p</text:span><text:span text:style-name="T12">e</text:span><text:span text:style-name="T12">c</text:span><text:span text:style-name="T12">t</text:span><text:span text:style-name="T12">a</text:span><text:span text:style-name="T12">t</text:span><text:span text:style-name="T12">i</text:span><text:span text:style-name="T12">v</text:span><text:span text:style-name="T12">a</text:span></text:p>
          </draw:text-box>
        </draw:frame>
        <draw:frame draw:style-name="gr23" draw:text-style-name="P29" draw:layer="layout" svg:width="2.667cm" svg:height="1cm" draw:transform="rotate (1.5707963267949) translate (0cm 14.208cm)">
          <draw:text-box>
            <text:p text:style-name="P28"><text:span text:style-name="T12">Realidad</text:span></text:p>
          </draw:text-box>
        </draw:frame>
        <draw:frame draw:style-name="gr21" draw:text-style-name="P27" draw:layer="layout" svg:width="4.953cm" svg:height="0.801cm" svg:x="19.161cm" svg:y="10.017cm">
          <draw:text-box>
            <text:p text:style-name="P26"><text:span text:style-name="T11">06</text:span><text:span text:style-name="T11"><text:tab/></text:span><text:span text:style-name="T11"> <text:s/></text:span><text:span text:style-name="T11"><text:s text:c="7"/>12</text:span><text:span text:style-name="T11"><text:tab/></text:span><text:span text:style-name="T11"><text:tab/></text:span><text:span text:style-name="T11">18</text:span></text:p>
          </draw:text-box>
        </draw:frame>
        <draw:frame draw:style-name="gr18" draw:text-style-name="P22" draw:layer="layout" svg:width="1.651cm" svg:height="1.275cm" svg:x="17.002cm" svg:y="8.874cm">
          <draw:text-box>
            <text:p text:style-name="P21"><text:span text:style-name="T9">25/03</text:span></text:p>
            <text:p text:style-name="P21"><text:span text:style-name="T9">00 hs</text:span></text:p>
          </draw:text-box>
        </draw:frame>
        <draw:line draw:style-name="gr17" draw:text-style-name="P4" draw:layer="layout" svg:x1="17.637cm" svg:y1="10.144cm" svg:x2="17.637cm" svg:y2="11.414cm">
          <text:p/>
        </draw:line>
        <draw:frame draw:style-name="gr24" draw:text-style-name="P18" draw:layer="layout" svg:width="1.778cm" svg:height="1.205cm" svg:x="14.843cm" svg:y="12.813cm">
          <draw:text-box>
            <text:p text:style-name="P17"><text:span text:style-name="T6">Medición </text:span><text:span text:style-name="T6">correcta y </text:span><text:span text:style-name="T6">hermosa.</text:span></text:p>
          </draw:text-box>
        </draw:frame>
        <draw:frame draw:style-name="gr25" draw:text-style-name="P3" draw:layer="layout" svg:width="17.78cm" svg:height="0.963cm" svg:x="1.889cm" svg:y="12.303cm">
          <draw:text-box>
            <text:p text:style-name="P2"><text:span text:style-name="T13">00 h</text:span><text:span text:style-name="T13"><text:tab/></text:span><text:span text:style-name="T13"> <text:s text:c="5"/></text:span><text:span text:style-name="T14">06 h</text:span><text:span text:style-name="T14"><text:tab/></text:span><text:span text:style-name="T14"><text:tab/></text:span><text:span text:style-name="T1"> </text:span><text:span text:style-name="T13">11 h</text:span><text:span text:style-name="T13"><text:tab/></text:span><text:span text:style-name="T1"> <text:s text:c="7"/></text:span><text:span text:style-name="T15">15 h</text:span><text:span text:style-name="T15"><text:tab/></text:span><text:span text:style-name="T15">2 h</text:span><text:span text:style-name="T15"><text:tab/></text:span><text:span text:style-name="T15"> <text:s text:c="5"/>6.30</text:span><text:span text:style-name="T15"><text:tab/></text:span><text:span text:style-name="T15"> h</text:span><text:span text:style-name="T15"><text:tab/></text:span><text:span text:style-name="T15"><text:tab/></text:span><text:span text:style-name="T15"> <text:s text:c="6"/>17 h</text:span></text:p>
          </draw:text-box>
        </draw:frame>
        <draw:frame draw:style-name="gr12" draw:text-style-name="P16" draw:layer="layout" svg:width="1.778cm" svg:height="2.159cm" svg:x="12.938cm" svg:y="12.811cm">
          <draw:text-box>
            <text:p text:style-name="P15"><text:span text:style-name="T5">Se me apagó la compu en medio de la medición</text:span></text:p>
          </draw:text-box>
        </draw:frame>
        <draw:line draw:style-name="gr26" draw:text-style-name="P4" draw:layer="layout" svg:x1="12.811cm" svg:y1="12.557cm" svg:x2="12.811cm" svg:y2="16.875cm">
          <text:p/>
        </draw:line>
        <draw:frame draw:style-name="gr27" draw:text-style-name="P31" draw:layer="layout" svg:width="2.413cm" svg:height="0.963cm" svg:x="11.668cm" svg:y="16.547cm">
          <draw:text-box>
            <text:p text:style-name="P30"><text:span text:style-name="T1">1</text:span><text:span text:style-name="T1">0</text:span><text:span text:style-name="T1"> </text:span><text:span text:style-name="T1">a</text:span><text:span text:style-name="T1">m</text:span></text:p>
            <text:p text:style-name="P30"><text:span text:style-name="T1">R</text:span><text:span text:style-name="T1">i</text:span><text:span text:style-name="T1">e</text:span><text:span text:style-name="T1">g</text:span><text:span text:style-name="T1">o</text:span><text:span text:style-name="T1"> </text:span><text:span text:style-name="T1">y</text:span><text:span text:style-name="T1"> </text:span><text:span text:style-name="T1">f</text:span><text:span text:style-name="T1">o</text:span><text:span text:style-name="T1">t</text:span><text:span text:style-name="T1">o</text:span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8:30:15.016190727</meta:creation-date>
    <dc:date>2022-03-24T19:59:50.552582787</dc:date>
    <meta:editing-duration>PT24M13S</meta:editing-duration>
    <meta:editing-cycles>7</meta:editing-cycles>
    <meta:generator>LibreOffice/6.4.7.2$Linux_X86_64 LibreOffice_project/40$Build-2</meta:generator>
    <meta:document-statistic meta:object-count="64"/>
  </office:meta>
</office:document-meta>
</file>